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_20__28_var_29_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677cm" svg:y1="4.813cm" svg:x2="4.677cm" svg:y2="4.813cm">
            <text:p/>
          </draw:line>
          <draw:line draw:style-name="gr1" draw:text-style-name="P1" draw:layer="layout" svg:x1="6.058cm" svg:y1="4.813cm" svg:x2="9.058cm" svg:y2="4.813cm">
            <text:p/>
          </draw:line>
          <draw:line draw:style-name="gr2" draw:text-style-name="P1" draw:layer="layout" svg:x1="9.185cm" svg:y1="4.813cm" svg:x2="10.685cm" svg:y2="4.813cm">
            <text:p/>
          </draw:line>
          <draw:line draw:style-name="gr2" draw:text-style-name="P1" draw:layer="layout" svg:x1="0.209cm" svg:y1="4.813cm" svg:x2="1.709cm" svg:y2="4.813cm">
            <text:p/>
          </draw:line>
          <draw:line draw:style-name="gr1" draw:text-style-name="P1" draw:layer="layout" svg:x1="1.677cm" svg:y1="3.913cm" svg:x2="4.677cm" svg:y2="3.913cm">
            <text:p/>
          </draw:line>
          <draw:line draw:style-name="gr1" draw:text-style-name="P1" draw:layer="layout" svg:x1="6.058cm" svg:y1="3.913cm" svg:x2="9.058cm" svg:y2="3.913cm">
            <text:p/>
          </draw:line>
          <draw:line draw:style-name="gr2" draw:text-style-name="P1" draw:layer="layout" svg:x1="9.185cm" svg:y1="3.913cm" svg:x2="10.685cm" svg:y2="3.913cm">
            <text:p/>
          </draw:line>
          <draw:line draw:style-name="gr2" draw:text-style-name="P1" draw:layer="layout" svg:x1="0.209cm" svg:y1="3.913cm" svg:x2="1.709cm" svg:y2="3.913cm">
            <text:p/>
          </draw:line>
          <draw:line draw:style-name="gr1" draw:text-style-name="P1" draw:layer="layout" svg:x1="2.596cm" svg:y1="1.828cm" svg:x2="4.894cm" svg:y2="3.756cm">
            <text:p/>
          </draw:line>
          <draw:line draw:style-name="gr2" draw:text-style-name="P1" draw:layer="layout" svg:x1="1.472cm" svg:y1="0.885cm" svg:x2="2.621cm" svg:y2="1.849cm">
            <text:p/>
          </draw:line>
          <draw:line draw:style-name="gr1" draw:text-style-name="P1" draw:layer="layout" svg:x1="3.11cm" svg:y1="1.215cm" svg:x2="5.408cm" svg:y2="3.143cm">
            <text:p/>
          </draw:line>
          <draw:line draw:style-name="gr2" draw:text-style-name="P1" draw:layer="layout" svg:x1="1.986cm" svg:y1="0.272cm" svg:x2="3.135cm" svg:y2="1.236cm">
            <text:p/>
          </draw:line>
          <draw:custom-shape draw:style-name="gr3" draw:text-style-name="P1" draw:layer="layout" svg:width="1.292cm" svg:height="0.403cm" svg:x="1.695cm" svg:y="4.1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292cm" svg:height="0.403cm" svg:x="7.707cm" svg:y="4.1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292cm" svg:height="0.403cm" draw:transform="rotate (-0.698131700798786) translate (3.015cm 1.38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ircle draw:style-name="gr4" draw:text-style-name="P2" draw:layer="layout" svg:width="0.8cm" svg:height="0.8cm" svg:x="3.834cm" svg:y="4.991cm">
            <text:p text:style-name="P1"><text:span text:style-name="T1">1</text:span></text:p>
          </draw:circle>
          <draw:circle draw:style-name="gr4" draw:text-style-name="P2" draw:layer="layout" svg:width="0.8cm" svg:height="0.8cm" svg:x="5.992cm" svg:y="4.991cm">
            <text:p text:style-name="P1"><text:span text:style-name="T1">3</text:span></text:p>
          </draw:circle>
          <draw:circle draw:style-name="gr4" draw:text-style-name="P2" draw:layer="layout" svg:width="0.8cm" svg:height="0.8cm" svg:x="5.147cm" svg:y="2.091cm">
            <text:p text:style-name="P1"><text:span text:style-name="T1">2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000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8-11-16T16:32:02.95</dc:date>
    <meta:editing-duration>PT23M18S</meta:editing-duration>
    <meta:editing-cycles>7</meta:editing-cycles>
    <meta:generator>OpenOffice/4.1.3$Win32 OpenOffice.org_project/413m1$Build-9783</meta:generator>
    <dc:creator>Christophe Coulet</dc:creator>
    <meta:document-statistic meta:object-count="19"/>
  </office:meta>
</office:document-meta>
</file>